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
lists and numbered lists) and a clean reference doc as a proof of
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
objects.</text:p>
        </text:list-item>
        <text:list-item>
          <text:p text:style-name="Text_20_body_20_tight">Make it “smart” so one could
change page size, lang, … of the output document via Pandoc standard
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E</text:p>
          </table:table-cell>
          <table:table-cell table:style-name="TableRowCell" office:value-type="string">
            <text:p text:style-name="P3">F</text:p>
          </table:table-cell>
          <table:table-cell table:style-name="TableRowCell" office:value-type="string">
            <text:p text:style-name="P4">G</text:p>
          </table:table-cell>
          <table:table-cell table:style-name="Table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E</text:p>
          </table:table-cell>
          <table:table-cell table:style-name="TableRowCell" office:value-type="string">
            <text:p text:style-name="P3">F</text:p>
          </table:table-cell>
          <table:table-cell table:style-name="TableRowCell" office:value-type="string">
            <text:p text:style-name="Table_20_Contents">25.5</text:p>
          </table:table-cell>
          <table:table-cell table:style-name="TableRowCell" office:value-type="string">
            <text:p text:style-name="P4">G</text:p>
          </table:table-cell>
          <table:table-cell table:style-name="Table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
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
<text:span text:style-name="Strong_20_Emphasis">level
one</text:span></text:p>
        </text:list-item>
        <text:list-item>
          <text:p text:style-name="Quotations_20_tight">Ends with Level one</text:p>
        </text:list-item>
      </text:list>
      <text:p text:style-name="Quotations">This is a loose ordered
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Heading" style:family="paragraph" style:name="Table_20_Heading" style:parent-style-name="Standard">
    </style:style>
    <style:style style:class="text" style:display-name="Table Contents" style:family="paragraph" style:name="Table_20_Contents" style:parent-style-name="Table_20_Heading">
    </style:style>
    <style:style style:family="table" style:name="DefaultTable">
      <style:table-properties style:rel-width="80%" style:width="13.6cm" table:align="center" fo:background-color="transparent" fo:margin-bottom="0.5cm" fo:margin-top="0cm">
        <style:background-image/>
      </style:table-properties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family="table-cell" style:name="TableHeaderRowCell">
      <style:table-cell-properties fo:border-bottom="0.5pt solid #000000" fo:border-left="none" fo:border-right="none" fo:border-top="0.5pt solid #000000" fo:padding="0.049cm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HeaderRowCell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7T15:27:22Z</meta:creation-date>
    <dc:date>2024-03-17T15:27:22Z</dc:date>
  </office:meta>
</office:document-meta>
</file>